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52in"/>
    </style:style>
    <style:style style:name="co2" style:family="table-column">
      <style:table-column-properties fo:break-before="auto" style:column-width="0.2783in"/>
    </style:style>
    <style:style style:name="co3" style:family="table-column">
      <style:table-column-properties fo:break-before="auto" style:column-width="3.0661in"/>
    </style:style>
    <style:style style:name="co4" style:family="table-column">
      <style:table-column-properties fo:break-before="auto" style:column-width="2.2083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0.5146in"/>
    </style:style>
    <style:style style:name="co7" style:family="table-column">
      <style:table-column-properties fo:break-before="auto" style:column-width="2.3264in"/>
    </style:style>
    <style:style style:name="co8" style:family="table-column">
      <style:table-column-properties fo:break-before="auto" style:column-width="1.6075in"/>
    </style:style>
    <style:style style:name="co9" style:family="table-column">
      <style:table-column-properties fo:break-before="auto" style:column-width="1.7366in"/>
    </style:style>
    <style:style style:name="co10" style:family="table-column">
      <style:table-column-properties fo:break-before="auto" style:column-width="1.5008in"/>
    </style:style>
    <style:style style:name="co11" style:family="table-column">
      <style:table-column-properties fo:break-before="auto" style:column-width="1.6402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6" table:default-cell-style-name="ce2"/>
        <table:table-column table:style-name="co8" table:default-cell-style-name="Default"/>
        <table:table-column table:style-name="co6" table:default-cell-style-name="ce2"/>
        <table:table-column table:style-name="co9" table:default-cell-style-name="Default"/>
        <table:table-column table:style-name="co6" table:default-cell-style-name="ce2"/>
        <table:table-column table:style-name="co10" table:default-cell-style-name="Default"/>
        <table:table-column table:style-name="co6" table:default-cell-style-name="ce2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6"/>
          <table:table-cell table:style-name="ce1" office:value-type="string" calcext:value-type="string">
            <text:p>LATEX TABLE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1"/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amp;</text:p>
          </table:table-cell>
          <table:table-cell office:value-type="string" calcext:value-type="string">
            <text:p>OVERALL SUM-CHORD-ERROR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&amp;</text:p>
          </table:table-cell>
          <table:table-cell table:style-name="ce2" office:value-type="string" calcext:value-type="string">
            <text:p>Sum-Chord-Error</text:p>
          </table:table-cell>
          <table:table-cell office:value-type="string" calcext:value-type="string">
            <text:p>&amp;</text:p>
          </table:table-cell>
          <table:table-cell table:style-name="ce2" office:value-type="string" calcext:value-type="string">
            <text:p>Sum-Chord-Error</text:p>
          </table:table-cell>
          <table:table-cell office:value-type="string" calcext:value-type="string">
            <text:p>&amp;</text:p>
          </table:table-cell>
          <table:table-cell table:style-name="ce2" office:value-type="string" calcext:value-type="string">
            <text:p>Sum-Chord-Error</text:p>
          </table:table-cell>
          <table:table-cell office:value-type="string" calcext:value-type="string">
            <text:p>&amp;</text:p>
          </table:table-cell>
          <table:table-cell table:style-name="ce2" office:value-type="string" calcext:value-type="string">
            <text:p>Sum-Chord-Error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amp;</text:p>
          </table:table-cell>
          <table:table-cell table:style-name="ce1" office:value-type="string" calcext:value-type="string">
            <text:p>Lamda Acceleration Safety Factor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amp;</text:p>
          </table:table-cell>
          <table:table-cell table:style-name="ce1" office:value-type="string" calcext:value-type="string">
            <text:p>Feedrate Command (mm/s)</text:p>
          </table:table-cell>
          <table:table-cell office:value-type="string" calcext:value-type="string">
            <text:p>&amp;</text:p>
          </table:table-cell>
          <table:table-cell table:style-name="ce2" office:value-type="string" calcext:value-type="string">
            <text:p>FC10</text:p>
          </table:table-cell>
          <table:table-cell office:value-type="string" calcext:value-type="string">
            <text:p>&amp;</text:p>
          </table:table-cell>
          <table:table-cell table:style-name="ce2" office:value-type="string" calcext:value-type="string">
            <text:p>FC20</text:p>
          </table:table-cell>
          <table:table-cell office:value-type="string" calcext:value-type="string">
            <text:p>&amp;</text:p>
          </table:table-cell>
          <table:table-cell table:style-name="ce2" office:value-type="string" calcext:value-type="string">
            <text:p>FC30</text:p>
          </table:table-cell>
          <table:table-cell office:value-type="string" calcext:value-type="string">
            <text:p>&amp;</text:p>
          </table:table-cell>
          <table:table-cell table:style-name="ce2" office:value-type="string" calcext:value-type="string">
            <text:p>FC40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amp;</text:p>
          </table:table-cell>
          <table:table-cell table:style-name="ce1" office:value-type="string" calcext:value-type="string">
            <text:p>Curve Type</text:p>
          </table:table-cell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style-name="ce1" office:value-type="string" calcext:value-type="string">
            <text:p>Circle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1093913738449" calcext:value-type="float">
            <text:p>1.093913738449E-03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2187639876" calcext:value-type="float">
            <text:p>2.187639876000E-03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3281178287065" calcext:value-type="float">
            <text:p>3.281178287065E-03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4374701201686" calcext:value-type="float">
            <text:p>4.374701201686E-03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1" office:value-type="string" calcext:value-type="string">
            <text:p>Ellipse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2990951697698" calcext:value-type="float">
            <text:p>2.990951697698E-03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5148661124856" calcext:value-type="float">
            <text:p>5.148661124856E-03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6561982225601" calcext:value-type="float">
            <text:p>6.561982225601E-03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7331840610025" calcext:value-type="float">
            <text:p>7.331840610025E-03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style-name="ce1" office:value-type="string" calcext:value-type="string">
            <text:p>Teardrop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5809737838076" calcext:value-type="float">
            <text:p>5.809737838076E-03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714080716286" calcext:value-type="float">
            <text:p>7.140807162860E-03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7336793707381" calcext:value-type="float">
            <text:p>7.336793707381E-03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7335147000398" calcext:value-type="float">
            <text:p>7.335147000398E-03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style-name="ce1" office:value-type="string" calcext:value-type="string">
            <text:p>Butterfly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1938859834664" calcext:value-type="float">
            <text:p>1.938859834664E-03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3534046223178" calcext:value-type="float">
            <text:p>3.534046223178E-03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4846582536157" calcext:value-type="float">
            <text:p>4.846582536157E-03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5851472692902" calcext:value-type="float">
            <text:p>5.851472692902E-03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style-name="ce1" office:value-type="string" calcext:value-type="string">
            <text:p>Snailshell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5115139395656" calcext:value-type="float">
            <text:p>5.115139395656E-03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6269762299809" calcext:value-type="float">
            <text:p>6.269762299809E-03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6764496555494" calcext:value-type="float">
            <text:p>6.764496555494E-03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7045829082053" calcext:value-type="float">
            <text:p>7.045829082053E-03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style-name="ce1" office:value-type="string" calcext:value-type="string">
            <text:p>Skewed-Astroid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05163683043374" calcext:value-type="float">
            <text:p>5.163683043374E-04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1032591177038" calcext:value-type="float">
            <text:p>1.032591177038E-03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1548668518105" calcext:value-type="float">
            <text:p>1.548668518105E-03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2064600313211" calcext:value-type="float">
            <text:p>2.064600313211E-03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table:style-name="ce1" office:value-type="string" calcext:value-type="string">
            <text:p>Ribbon-10L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7331686925442" calcext:value-type="float">
            <text:p>7.331686925442E-03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733065000196" calcext:value-type="float">
            <text:p>7.330650001960E-03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7330843544266" calcext:value-type="float">
            <text:p>7.330843544266E-03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7330107781796" calcext:value-type="float">
            <text:p>7.330107781796E-03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style-name="ce1" office:value-type="string" calcext:value-type="string">
            <text:p>Ribbon-100L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7227413654822" calcext:value-type="float">
            <text:p>7.227413654822E-03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7334488978808" calcext:value-type="float">
            <text:p>7.334488978808E-03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7333764811636" calcext:value-type="float">
            <text:p>7.333764811636E-03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7333839687707" calcext:value-type="float">
            <text:p>7.333839687707E-03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style-name="ce1" office:value-type="string" calcext:value-type="string">
            <text:p>AstEpi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08403732211685" calcext:value-type="float">
            <text:p>8.403732211685E-04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1641842648547" calcext:value-type="float">
            <text:p>1.641842648547E-03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2390002467065" calcext:value-type="float">
            <text:p>2.390002467065E-03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3111370462905" calcext:value-type="float">
            <text:p>3.111370462905E-03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style-name="ce1" office:value-type="string" calcext:value-type="string">
            <text:p>SnaHyp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284687317582" calcext:value-type="float">
            <text:p>2.846873175820E-03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4002975369043" calcext:value-type="float">
            <text:p>4.002975369043E-03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004700022719935" calcext:value-type="float">
            <text:p>4.700022719935E-03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" calcext:value-type="float">
            <text:p>0.000000000000E+00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3"/>
          <table:table-cell office:value-type="string" calcext:value-type="string">
            <text:p>&amp;</text:p>
          </table:table-cell>
          <table:table-cell table:style-name="ce1"/>
          <table:table-cell office:value-type="string" calcext:value-type="string">
            <text:p>&amp;</text:p>
          </table:table-cell>
          <table:table-cell table:style-name="ce1"/>
          <table:table-cell office:value-type="string" calcext:value-type="string">
            <text:p>&amp;</text:p>
          </table:table-cell>
          <table:table-cell table:style-name="ce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ce2"/>
        </table:table-row>
        <table:table-row table:style-name="ro1">
          <table:table-cell table:number-columns-repeated="4"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/>
          <table:table-cell table:style-name="ce3"/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-(mm) <text:s text:c="14"/></text:p>
          </table:table-cell>
          <table:table-cell office:value-type="float" office:value="0.001093913738449" calcext:value-type="float">
            <text:p>1.093913738449E-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-(mm) <text:s text:c="14"/></text:p>
          </table:table-cell>
          <table:table-cell office:value-type="float" office:value="0.002187639876" calcext:value-type="float">
            <text:p>2.187639876000E-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-(mm) <text:s text:c="14"/></text:p>
          </table:table-cell>
          <table:table-cell office:value-type="float" office:value="0.003281178287065" calcext:value-type="float">
            <text:p>3.281178287065E-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-(mm) <text:s text:c="14"/></text:p>
          </table:table-cell>
          <table:table-cell office:value-type="float" office:value="0.004374701201686" calcext:value-type="float">
            <text:p>4.374701201686E-03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-(mm) <text:s text:c="14"/></text:p>
          </table:table-cell>
          <table:table-cell office:value-type="float" office:value="0.002990951697698" calcext:value-type="float">
            <text:p>2.990951697698E-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-(mm) <text:s text:c="14"/></text:p>
          </table:table-cell>
          <table:table-cell office:value-type="float" office:value="0.005148661124856" calcext:value-type="float">
            <text:p>5.148661124856E-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-(mm) <text:s text:c="14"/></text:p>
          </table:table-cell>
          <table:table-cell office:value-type="float" office:value="0.006561982225601" calcext:value-type="float">
            <text:p>6.561982225601E-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-(mm) <text:s text:c="14"/></text:p>
          </table:table-cell>
          <table:table-cell office:value-type="float" office:value="0.007331840610025" calcext:value-type="float">
            <text:p>7.331840610025E-03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-(mm) <text:s text:c="14"/></text:p>
          </table:table-cell>
          <table:table-cell office:value-type="float" office:value="0.005809737838076" calcext:value-type="float">
            <text:p>5.809737838076E-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-(mm) <text:s text:c="14"/></text:p>
          </table:table-cell>
          <table:table-cell office:value-type="float" office:value="0.00714080716286" calcext:value-type="float">
            <text:p>7.140807162860E-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-(mm) <text:s text:c="14"/></text:p>
          </table:table-cell>
          <table:table-cell office:value-type="float" office:value="0.007336793707381" calcext:value-type="float">
            <text:p>7.336793707381E-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-(mm) <text:s text:c="14"/></text:p>
          </table:table-cell>
          <table:table-cell office:value-type="float" office:value="0.007335147000398" calcext:value-type="float">
            <text:p>7.335147000398E-03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-(mm) <text:s text:c="14"/></text:p>
          </table:table-cell>
          <table:table-cell office:value-type="float" office:value="0.001938859834664" calcext:value-type="float">
            <text:p>1.938859834664E-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-(mm) <text:s text:c="14"/></text:p>
          </table:table-cell>
          <table:table-cell office:value-type="float" office:value="0.003534046223178" calcext:value-type="float">
            <text:p>3.534046223178E-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-(mm) <text:s text:c="14"/></text:p>
          </table:table-cell>
          <table:table-cell office:value-type="float" office:value="0.004846582536157" calcext:value-type="float">
            <text:p>4.846582536157E-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-(mm) <text:s text:c="14"/></text:p>
          </table:table-cell>
          <table:table-cell office:value-type="float" office:value="0.005851472692902" calcext:value-type="float">
            <text:p>5.851472692902E-03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-(mm) <text:s text:c="14"/></text:p>
          </table:table-cell>
          <table:table-cell office:value-type="float" office:value="0.005115139395656" calcext:value-type="float">
            <text:p>5.115139395656E-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-(mm) <text:s text:c="14"/></text:p>
          </table:table-cell>
          <table:table-cell office:value-type="float" office:value="0.006269762299809" calcext:value-type="float">
            <text:p>6.269762299809E-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-(mm) <text:s text:c="14"/></text:p>
          </table:table-cell>
          <table:table-cell office:value-type="float" office:value="0.006764496555494" calcext:value-type="float">
            <text:p>6.764496555494E-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-(mm) <text:s text:c="14"/></text:p>
          </table:table-cell>
          <table:table-cell office:value-type="float" office:value="0.007045829082053" calcext:value-type="float">
            <text:p>7.045829082053E-03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-(mm) <text:s text:c="14"/></text:p>
          </table:table-cell>
          <table:table-cell office:value-type="float" office:value="0.0005163683043374" calcext:value-type="float">
            <text:p>5.163683043374E-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-(mm) <text:s text:c="14"/></text:p>
          </table:table-cell>
          <table:table-cell office:value-type="float" office:value="0.001032591177038" calcext:value-type="float">
            <text:p>1.032591177038E-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-(mm) <text:s text:c="14"/></text:p>
          </table:table-cell>
          <table:table-cell office:value-type="float" office:value="0.001548668518105" calcext:value-type="float">
            <text:p>1.548668518105E-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-(mm) <text:s text:c="14"/></text:p>
          </table:table-cell>
          <table:table-cell office:value-type="float" office:value="0.002064600313211" calcext:value-type="float">
            <text:p>2.064600313211E-03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-(mm) <text:s text:c="14"/></text:p>
          </table:table-cell>
          <table:table-cell office:value-type="float" office:value="0.007331686925442" calcext:value-type="float">
            <text:p>7.331686925442E-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-(mm) <text:s text:c="14"/></text:p>
          </table:table-cell>
          <table:table-cell office:value-type="float" office:value="0.00733065000196" calcext:value-type="float">
            <text:p>7.330650001960E-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-(mm) <text:s text:c="14"/></text:p>
          </table:table-cell>
          <table:table-cell office:value-type="float" office:value="0.007330843544266" calcext:value-type="float">
            <text:p>7.330843544266E-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-(mm) <text:s text:c="3"/></text:p>
          </table:table-cell>
          <table:table-cell office:value-type="float" office:value="0.007330107781796" calcext:value-type="float">
            <text:p>7.330107781796E-03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-(mm)</text:p>
          </table:table-cell>
          <table:table-cell office:value-type="float" office:value="0.007227413654822" calcext:value-type="float">
            <text:p>7.227413654822E-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-(mm) <text:s text:c="14"/></text:p>
          </table:table-cell>
          <table:table-cell office:value-type="float" office:value="0.007334488978808" calcext:value-type="float">
            <text:p>7.334488978808E-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-(mm) <text:s text:c="14"/></text:p>
          </table:table-cell>
          <table:table-cell office:value-type="float" office:value="0.007333764811636" calcext:value-type="float">
            <text:p>7.333764811636E-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-(mm) <text:s text:c="14"/></text:p>
          </table:table-cell>
          <table:table-cell office:value-type="float" office:value="0.007333839687707" calcext:value-type="float">
            <text:p>7.333839687707E-03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-(mm) <text:s text:c="14"/></text:p>
          </table:table-cell>
          <table:table-cell office:value-type="float" office:value="0.0008403732211685" calcext:value-type="float">
            <text:p>8.403732211685E-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-(mm) <text:s text:c="14"/></text:p>
          </table:table-cell>
          <table:table-cell office:value-type="float" office:value="0.001641842648547" calcext:value-type="float">
            <text:p>1.641842648547E-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-(mm) <text:s text:c="14"/></text:p>
          </table:table-cell>
          <table:table-cell office:value-type="float" office:value="0.002390002467065" calcext:value-type="float">
            <text:p>2.390002467065E-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-(mm) <text:s text:c="14"/></text:p>
          </table:table-cell>
          <table:table-cell office:value-type="float" office:value="0.003111370462905" calcext:value-type="float">
            <text:p>3.111370462905E-03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-(mm) <text:s text:c="14"/></text:p>
          </table:table-cell>
          <table:table-cell office:value-type="float" office:value="0.00284687317582" calcext:value-type="float">
            <text:p>2.846873175820E-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-(mm) <text:s text:c="14"/></text:p>
          </table:table-cell>
          <table:table-cell office:value-type="float" office:value="0.004002975369043" calcext:value-type="float">
            <text:p>4.002975369043E-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-(mm) <text:s text:c="14"/></text:p>
          </table:table-cell>
          <table:table-cell office:value-type="float" office:value="0.004700022719935" calcext:value-type="float">
            <text:p>4.700022719935E-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30-L0.18-A28-SNAHYP SUM-CHORD-ERROR-(mm) <text:s text:c="14"/></text:p>
          </table:table-cell>
          <table:table-cell office:value-type="float" office:value="0" calcext:value-type="float">
            <text:p>0.000000000000E+00</text:p>
          </table:table-cell>
          <table:table-cell table:number-columns-repeated="12"/>
        </table:table-row>
        <table:table-row table:style-name="ro1" table:number-rows-repeated="104849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2" loext:min-decimal-places="12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8T22:15:32.923349697</meta:creation-date>
    <meta:generator>LibreOffice/6.4.7.2$Linux_X86_64 LibreOffice_project/40$Build-2</meta:generator>
    <dc:date>2023-10-08T23:37:57.275787136</dc:date>
    <meta:editing-duration>PT55M48S</meta:editing-duration>
    <meta:editing-cycles>8</meta:editing-cycles>
    <meta:document-statistic meta:table-count="1" meta:cell-count="265" meta:object-count="0"/>
  </office:meta>
</office:document-meta>
</file>